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text-properties fo:font-size="16pt" style:font-size-asian="14pt" style:font-size-complex="16pt"/>
    </style:style>
    <style:style style:name="P2" style:family="paragraph" style:parent-style-name="Standard">
      <style:text-properties fo:font-size="16pt" fo:font-weight="bold" style:font-size-asian="14pt" style:font-weight-asian="bold" style:font-size-complex="16pt" style:font-weight-complex="bold"/>
    </style:style>
    <style:style style:name="P3" style:family="paragraph" style:parent-style-name="Standard" style:list-style-name="L2">
      <style:text-properties fo:font-size="16pt" fo:font-weight="bold" style:font-size-asian="14pt" style:font-weight-asian="bold" style:font-size-complex="16pt" style:font-weight-complex="bold"/>
    </style:style>
    <style:style style:name="P4" style:family="paragraph" style:parent-style-name="Standard" style:list-style-name="L2"/>
    <style:style style:name="P5" style:family="paragraph" style:parent-style-name="Standard" style:list-style-name="L2">
      <style:text-properties fo:font-weight="bold" style:font-weight-asian="bold"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list-style-name="L2">
      <style:text-properties fo:font-size="12pt" fo:font-weight="normal" style:font-size-asian="10.5pt" style:font-weight-asian="normal" style:font-size-complex="12pt" style:font-weight-complex="normal"/>
    </style:style>
    <style:style style:name="T1" style:family="text">
      <style:text-properties fo:font-size="16pt" style:font-size-asian="14pt" style:font-size-complex="16pt"/>
    </style:style>
    <style:style style:name="T2" style:family="text">
      <style:text-properties fo:font-size="16pt" fo:font-weight="bold" style:font-size-asian="14pt" style:font-weight-asian="bold" style:font-size-complex="16pt" style:font-weight-complex="bold"/>
    </style:style>
    <style:style style:name="T3" style:family="text">
      <style:text-properties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01469" text:style-name="L2">
        <text:list-item>
          <text:p text:style-name="P4"><text:span text:style-name="T2">Basic Functionality</text:span></text:p>
          <text:list>
            <text:list-header>
              <text:p text:style-name="P1"/>
            </text:list-header>
            <text:list-item>
              <text:p text:style-name="P5"><text:span text:style-name="T1">Performance/Reliability</text:span></text:p>
              <text:p text:style-name="P4"><text:span text:style-name="T1"/></text:p>
              <text:p text:style-name="P4">The Golf Cart system shall begin responding to user commands within 1.0 seconds at least 99% of the time. By “begin responding to” it is meant that any command which should involve a visible change of the golf cart state, then the state must begin visibly changing within 1.0 seconds of when the command was given. An example of this would be that if a command was given to move the steering wheel, then the steering wheel must begin moving within 1.0 seconds. This requirement applies even when the Golf Cart is given a command that takes more than one to execute. For example, if a command is given to move the steering wheel left, and it takes 3 seconds to move the steering wheel the desired amount, but then the user gives a command to move the steering wheel right, then the move left command must be abandoned and the steering wheel must begin moving right within one second of issuing the move right command.</text:p>
              <text:p text:style-name="P4"/>
              <text:p text:style-name="P4">Golf Cart reliability will be measured in terms of sessions. A session consists of powering up the golf cart system and then driving it remotely for 15 minutes. Only one session in 20 is allowed to have any noticeable glitches.</text:p>
            </text:list-item>
          </text:list>
        </text:list-item>
      </text:list>
      <text:p text:style-name="Standard"/>
      <text:list xml:id="list36481169" text:continue-numbering="true" text:style-name="L2">
        <text:list-item>
          <text:list>
            <text:list-item>
              <text:p text:style-name="P3">Raspbery to Arudino Commands</text:p>
              <text:p text:style-name="P3"/>
              <text:list>
                <text:list-item>
                  <text:p text:style-name="P3">Steering</text:p>
                  <text:p text:style-name="P3"/>
                  <text:p text:style-name="P7">The steering shall operate in two modes: active and passive. In active mode, the Arduino will actively hold the steering wheel in the desired position. In passive mode, the Arduino will move the steering wheel to the desired position and then release it. In passive mode, the Arduino shall continue to track the position even after the wheel has been released. In active mode, a human will not be able to manually move the wheel. In passive mode, a human will be able to continue to drive manually.</text:p>
                  <text:p text:style-name="P7"/>
                  <text:p text:style-name="P7">The Arduino shall respond to the following commands:</text:p>
                  <text:p text:style-name="P7"/>
                  <text:list>
                    <text:list-header>
                      <text:p text:style-name="P7">Select mode: passive or active.</text:p>
                      <text:p text:style-name="P7"/>
                      <text:p text:style-name="P7">Define the current encode position as “straight ahead”.</text:p>
                      <text:p text:style-name="P7"/>
                      <text:p text:style-name="P7">Set the steering wheel to a specified encoder position (absolute positioning).</text:p>
                      <text:p text:style-name="P7"/>
                      <text:p text:style-name="P7">Move the steering wheel a specified number of encoder positions left or right (relative positioning).</text:p>
                    </text:list-header>
                  </text:list>
                </text:list-item>
              </text:list>
            </text:list-item>
          </text:list>
        </text:list-item>
      </text:list>
      <text:p text:style-name="Standard"><text:tab/></text:p>
      <text:p text:style-name="Standard"><text:tab/><text:tab/><text:tab/><text:tab/><text:tab/><text:tab/></text:p>
      <text:p text:style-name="P6"/>
      <text:p text:style-name="P6"/>
      <text:p text:style-name="P6"/>
      <text:list xml:id="list36479822" text:continue-numbering="true" text:style-name="L2">
        <text:list-item>
          <text:list>
            <text:list-item>
              <text:list>
                <text:list-item>
                  <text:p text:style-name="P3"><text:soft-page-break/>Brake</text:p>
                  <text:p text:style-name="P7"/>
                  <text:p text:style-name="P7">The golf cart system shall be capable of controlling the brake on the golf cart. The initial requirement is that the brake be used as a “parking” or “emergency stop” device. As a design goal, but not a requirement, the brake should be capable of controlling speed while moving down hill.</text:p>
                </text:list-item>
              </text:list>
            </text:list-item>
          </text:list>
        </text:list-item>
      </text:list>
      <text:p text:style-name="P6"/>
      <text:list xml:id="list36489327" text:continue-numbering="true" text:style-name="L2">
        <text:list-item>
          <text:list>
            <text:list-item>
              <text:list>
                <text:list-item>
                  <text:p text:style-name="P3">Accelerator</text:p>
                  <text:p text:style-name="P3"><text:span text:style-name="T3"/></text:p>
                  <text:p text:style-name="P3"><text:span text:style-name="T3">The golf cart system shall be able to set the accelerator on the golf cart and change directions. The change direction command shall bring the golf cart to a stop before changing the direction of the golf cart.</text:span></text:p>
                </text:list-item>
              </text:list>
            </text:list-item>
          </text:list>
        </text:list-item>
      </text:list>
      <text:p text:style-name="P6"/>
      <text:list xml:id="list36466244" text:continue-numbering="true" text:style-name="L2">
        <text:list-item>
          <text:list>
            <text:list-item>
              <text:p text:style-name="P3">System Initialization</text:p>
              <text:p text:style-name="P7"/>
              <text:p text:style-name="P7">When the golf cart system is powered up, it shall enter remote control mode without requiring any human intervention. Power up shall be “safe” meaning that the golf cart, nor any of its components, shall move as a result of a power up or reset.</text:p>
            </text:list-item>
          </text:list>
        </text:list-item>
      </text:list>
      <text:p text:style-name="P6"/>
      <text:list xml:id="list36470180" text:continue-numbering="true" text:style-name="L2">
        <text:list-item>
          <text:list>
            <text:list-item>
              <text:p text:style-name="P3">Watchdog</text:p>
              <text:p text:style-name="P3"><text:span text:style-name="T3"/></text:p>
              <text:p text:style-name="P3"><text:span text:style-name="T3">If the Raspberry controller code dies a separate watchdog process shall reconnect with the Arduino and issue a stop command.</text:span></text:p>
            </text:list-item>
          </text:list>
        </text:list-item>
      </text:list>
      <text:p text:style-name="P6"/>
      <text:list xml:id="list36490182" text:continue-numbering="true" text:style-name="L2">
        <text:list-item>
          <text:list>
            <text:list-item>
              <text:p text:style-name="P3">Logging</text:p>
              <text:p text:style-name="P3"><text:span text:style-name="T3"/></text:p>
              <text:p text:style-name="P3"><text:span text:style-name="T3">The Raspberry shall keep a log of all actions including significant communication with the Arduino and significant communication with the server. “Significant” means any communication that indicates a change of status or command. It is not required, nor is it prohibited, to log repeated identical messages. Once the Position Sensing is implemented, the log shall include position data. The position only needs to be logged every TBD seconds.</text:span></text:p>
              <text:p text:style-name="P3"><text:span text:style-name="T3"/></text:p>
              <text:p text:style-name="P3"><text:span text:style-name="T3">The server shall keep a log of all actions including all significant communication with the raspberry and the user.</text:span></text:p>
            </text:list-item>
          </text:list>
        </text:list-item>
      </text:list>
      <text:p text:style-name="P6"/>
      <text:list xml:id="list36483214" text:continue-numbering="true" text:style-name="L2">
        <text:list-item>
          <text:list>
            <text:list-item>
              <text:list>
                <text:list-header>
                  <text:p text:style-name="P3"><text:span text:style-name="T3"/></text:p>
                </text:list-header>
              </text:list>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list xml:id="list36473049" text:continue-numbering="true" text:style-name="L2">
        <text:list-item>
          <text:list>
            <text:list-item>
              <text:p text:style-name="P3"><text:soft-page-break/>User Interface</text:p>
              <text:p text:style-name="P3"><text:span text:style-name="T3"/></text:p>
              <text:p text:style-name="P3"><text:span text:style-name="T3">The user interface shall contain separate controls for the following four operations:</text:span></text:p>
              <text:p text:style-name="P3"><text:span text:style-name="T3"/></text:p>
              <text:list>
                <text:list-header>
                  <text:p text:style-name="P3"><text:span text:style-name="T3">Change speed (up or down)</text:span></text:p>
                  <text:p text:style-name="P3"><text:span text:style-name="T3"/></text:p>
                  <text:p text:style-name="P3"><text:span text:style-name="T3">Change steering (left or right)</text:span></text:p>
                  <text:p text:style-name="P3"><text:span text:style-name="T3"/></text:p>
                  <text:p text:style-name="P3"><text:span text:style-name="T3">Stop</text:span></text:p>
                  <text:p text:style-name="P3"><text:span text:style-name="T3"/></text:p>
                  <text:p text:style-name="P3"><text:span text:style-name="T3">Change direction (forward or back)</text:span></text:p>
                  <text:p text:style-name="P3"><text:span text:style-name="T3"/></text:p>
                  <text:p text:style-name="P3"><text:span text:style-name="T3"/></text:p>
                </text:list-header>
              </text:list>
            </text:list-item>
          </text:list>
        </text:list-item>
      </text:list>
      <text:p text:style-name="P2"><text:span text:style-name="T3"/></text:p>
      <text:p text:style-name="P2"><text:span text:style-name="T3"/></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text-properties fo:font-size="16pt" style:font-size-asian="14pt" style:font-size-complex="1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6T15:54:21.01</meta:creation-date>
    <dc:date>2013-07-26T16:33:39.93</dc:date>
    <meta:editing-duration>PT6M48S</meta:editing-duration>
    <meta:editing-cycles>1</meta:editing-cycles>
    <meta:document-statistic meta:table-count="0" meta:image-count="0" meta:object-count="0" meta:page-count="3" meta:paragraph-count="31" meta:word-count="636" meta:character-count="3610" meta:non-whitespace-character-count="3150"/>
    <meta:generator>LibreOffice/3.5$Windows_x86 LibreOffice_project/165a79a-7059095-e13bb37-fef39a4-9503d18</meta:generator>
  </office:meta>
</office:document-meta>
</file>